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9-09_12-37-47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222778 E-139-34-54.818115</text:p>
          </table:table-cell>
          <table:table-cell table:style-name="ce39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9-09_16-35-20_000.jpg</text:p>
          </table:table-cell>
          <table:table-cell table:style-name="ce22" office:value-type="string">
            <text:p>:m RES 1*1 / free# JVEMV6 37#21.4_55 / 37. miscs of miscs / 21. math&amp;physics / 4. knot-theory / theme=アンカーノット;簡易ハーネス / N~</text:p>
          </table:table-cell>
          <table:table-cell table:style-name="ce4"/>
          <table:table-cell table:style-name="ce4"/>
          <table:table-cell table:style-name="ce4" office:value-type="string">
            <text:p>N-35-35-28.546142 E-139-34-49.489746</text:p>
          </table:table-cell>
          <table:table-cell table:style-name="ce39" table:formula="of:=IF([.E3]=&quot;&quot;;[.C3];CONCATENATE([.C3];&quot; / &quot;;[.E3]))" office:value-type="string" office:string-value=":m RES 1*1 / free# JVEMV6 37#21.4_55 / 37. miscs of miscs / 21. math&amp;physics / 4. knot-theory / theme=アンカーノット;簡易ハーネス / N~">
            <text:p>:m RES 1*1 / free# JVEMV6 37#21.4_55 / 37. miscs of miscs / 21. math&amp;physics / 4. knot-theory / theme=アンカーノット;簡易ハーネス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9-09_17-05-17_000.jpg</text:p>
          </table:table-cell>
          <table:table-cell table:style-name="ce22" office:value-type="string">
            <text:p>:m 食べた物　間食 / インスタントラーメン；袋入り</text:p>
          </table:table-cell>
          <table:table-cell table:style-name="ce3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4]=&quot;&quot;;[.C4];CONCATENATE([.C4];&quot; / &quot;;[.E4]))" office:value-type="string" office:string-value=":m 食べた物　間食 / インスタントラーメン；袋入り">
            <text:p>:m 食べた物　間食 / インスタントラーメン；袋入り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09_18-03-58_000.jpg</text:p>
          </table:table-cell>
          <table:table-cell table:style-name="ce22" office:value-type="string">
            <text:p>:m RES 1*1 / free# JVEMV6 37#21.4_55 / 37. miscs of miscs / 28. anim.dessin / s-20 / theme=膝：骨格,notice=+ / N~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9" table:formula="of:=IF([.E5]=&quot;&quot;;[.C5];CONCATENATE([.C5];&quot; / &quot;;[.E5]))" office:value-type="string" office:string-value=":m RES 1*1 / free# JVEMV6 37#21.4_55 / 37. miscs of miscs / 28. anim.dessin / s-20 / theme=膝：骨格,notice=+ / N~">
            <text:p>:m RES 1*1 / free# JVEMV6 37#21.4_55 / 37. miscs of miscs / 28. anim.dessin / s-20 / theme=膝：骨格,notice=+ / N~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09_21-12-58_000.jpg</text:p>
          </table:table-cell>
          <table:table-cell table:style-name="ce22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9-09_23-19-04_000.jpg</text:p>
          </table:table-cell>
          <table:table-cell table:style-name="ce19" office:value-type="string">
            <text:p>:tome/ (J*) / 独居老人ばかりになる；どんな様をさらすか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7]=&quot;&quot;;[.C7];CONCATENATE([.C7];&quot; / &quot;;[.E7]))" office:value-type="string" office:string-value=":tome/ (J*) / 独居老人ばかりになる；どんな様をさらすか">
            <text:p>:tome/ (J*) / 独居老人ばかりになる；どんな様をさらす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9-09_23-19-18_000.jpg</text:p>
          </table:table-cell>
          <table:table-cell table:style-name="ce22" office:value-type="string">
            <text:p>:m :lets / action activity / やること / FX / チャートのパターン：登録、再開；BBパターンが同じで、プラスマイナス：さらに、バーの幅のパターン、比べてみる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9" table:formula="of:=IF([.E8]=&quot;&quot;;[.C8];CONCATENATE([.C8];&quot; / &quot;;[.E8]))" office:value-type="string" office:string-value=":m :lets / action activity / やること / FX / チャートのパターン：登録、再開；BBパターンが同じで、プラスマイナス：さらに、バーの幅のパターン、比べてみる">
            <text:p>:m :lets / action activity / やること / FX / チャートのパターン：登録、再開；BBパターンが同じで、プラスマイナス：さらに、バーの幅のパターン、比べてみる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9-09_23-54-02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9]=&quot;&quot;;[.C9];CONCATENATE([.C9];&quot; / &quot;;[.E9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9-09_23-59-32_000.jpg</text:p>
          </table:table-cell>
          <table:table-cell table:style-name="ce22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0]=&quot;&quot;;[.C10];CONCATENATE([.C10];&quot; / &quot;;[.E10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9-10_00-05-01_000.jpg</text:p>
          </table:table-cell>
          <table:table-cell table:style-name="ce19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9" table:formula="of:=IF([.E11]=&quot;&quot;;[.C11];CONCATENATE([.C11];&quot; / &quot;;[.E11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9-10_00-20-01_000.jpg</text:p>
          </table:table-cell>
          <table:table-cell table:style-name="ce19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9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9-10_00-37-27_000.jpg</text:p>
          </table:table-cell>
          <table:table-cell table:style-name="ce19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9-10_01-52-54_000.jpg</text:p>
          </table:table-cell>
          <table:table-cell table:style-name="ce18" office:value-type="string">
            <text:p>:PHOTO 記録 / 文書 / 時刻；推移；ストップウオッチ / 飲酒</text:p>
          </table:table-cell>
          <table:table-cell table:style-name="ce19"/>
          <table:table-cell table:style-name="ce4"/>
          <table:table-cell table:style-name="ce4"/>
          <table:table-cell table:style-name="ce39" table:formula="of:=IF([.E14]=&quot;&quot;;[.C14];CONCATENATE([.C14];&quot; / &quot;;[.E14]))" office:value-type="string" office:string-value=":PHOTO 記録 / 文書 / 時刻；推移；ストップウオッチ / 飲酒">
            <text:p>:PHOTO 記録 / 文書 / 時刻；推移；ストップウオッチ / 飲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9-10_01-56-41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9-10_01-56-48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04943 E-139-34-49.434814</text:p>
          </table:table-cell>
          <table:table-cell table:style-name="ce39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9-10_07-37-47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9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09-10_07-39-28_000.jpg</text:p>
          </table:table-cell>
          <table:table-cell table:style-name="ce18" office:value-type="string">
            <text:p>:PHOTO 記録用 / @自宅；東側；洗面所から見える；東の犬走り / 自然観察 / 花；茎が折れている / target=一番右側の花序</text:p>
          </table:table-cell>
          <table:table-cell table:style-name="ce19"/>
          <table:table-cell table:style-name="ce4"/>
          <table:table-cell table:style-name="ce4" office:value-type="string">
            <text:p>N-35-35-29.438781 E-139-34-49.709472</text:p>
          </table:table-cell>
          <table:table-cell table:style-name="ce39" table:formula="of:=IF([.E18]=&quot;&quot;;[.C18];CONCATENATE([.C18];&quot; / &quot;;[.E18]))" office:value-type="string" office:string-value=":PHOTO 記録用 / @自宅；東側；洗面所から見える；東の犬走り / 自然観察 / 花；茎が折れている / target=一番右側の花序">
            <text:p>:PHOTO 記録用 / @自宅；東側；洗面所から見える；東の犬走り / 自然観察 / 花；茎が折れている / target=一番右側の花序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09-10_08-45-56_000.jpg</text:p>
          </table:table-cell>
          <table:table-cell table:style-name="ce22" office:value-type="string">
            <text:p>:m :? 1*1 / セロリ：成分 || :m :lets / action activity / やること / 焼酎：唐辛子、入れてみる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9" table:formula="of:=IF([.E19]=&quot;&quot;;[.C19];CONCATENATE([.C19];&quot; / &quot;;[.E19]))" office:value-type="string" office:string-value=":m :? 1*1 / セロリ：成分 || :m :lets / action activity / やること / 焼酎：唐辛子、入れてみる">
            <text:p>:m :? 1*1 / セロリ：成分 || :m :lets / action activity / やること / 焼酎：唐辛子、入れてみる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9-09_16-29-34_000.mp4</text:p>
          </table:table-cell>
          <table:table-cell table:style-name="ce8" office:value-type="string">
            <text:p>:VIDEO / @自室 / 記録 / knoten / 実演,perform / n-2020-0909-1 / knot=簡易ハーネス,R=1</text:p>
          </table:table-cell>
          <table:table-cell table:style-name="ce18"/>
          <table:table-cell table:style-name="ce4"/>
          <table:table-cell table:style-name="ce4"/>
          <table:table-cell table:style-name="ce39" table:formula="of:=IF([.E20]=&quot;&quot;;[.C20];CONCATENATE([.C20];&quot; / &quot;;[.E20]))" office:value-type="string" office:string-value=":VIDEO / @自室 / 記録 / knoten / 実演,perform / n-2020-0909-1 / knot=簡易ハーネス,R=1">
            <text:p>:VIDEO / @自室 / 記録 / knoten / 実演,perform / n-2020-0909-1 / knot=簡易ハーネス,R=1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9-10_00-00-53_000.mid</text:p>
          </table:table-cell>
          <table:table-cell table:style-name="ce8" office:value-type="string">
            <text:p>:in-mid / app=perfect-piano / 演奏、play / id-2020-0910-1 / category=melody,inst=piano</text:p>
          </table:table-cell>
          <table:table-cell table:style-name="ce19"/>
          <table:table-cell table:style-name="ce4"/>
          <table:table-cell table:style-name="ce4"/>
          <table:table-cell table:style-name="ce39" table:formula="of:=IF([.E21]=&quot;&quot;;[.C21];CONCATENATE([.C21];&quot; / &quot;;[.E21]))" office:value-type="string" office:string-value=":in-mid / app=perfect-piano / 演奏、play / id-2020-0910-1 / category=melody,inst=piano">
            <text:p>:in-mid / app=perfect-piano / 演奏、play / id-2020-0910-1 / category=melody,inst=piano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9-10_08-38-56_000.mp4</text:p>
          </table:table-cell>
          <table:table-cell table:style-name="ce8" office:value-type="string">
            <text:p>:VIDEO / @自宅 / 体操 / ダンス、dance-original / d-2020-0910-1 / id=4h.n,id=4h-1.n</text:p>
          </table:table-cell>
          <table:table-cell table:style-name="ce19"/>
          <table:table-cell table:style-name="ce4"/>
          <table:table-cell table:style-name="ce4"/>
          <table:table-cell table:style-name="ce39" table:formula="of:=IF([.E22]=&quot;&quot;;[.C22];CONCATENATE([.C22];&quot; / &quot;;[.E22]))" office:value-type="string" office:string-value=":VIDEO / @自宅 / 体操 / ダンス、dance-original / d-2020-0910-1 / id=4h.n,id=4h-1.n">
            <text:p>:VIDEO / @自宅 / 体操 / ダンス、dance-original / d-2020-0910-1 / id=4h.n,id=4h-1.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9" table:formula="of:=IF([.E23]=&quot;&quot;;[.C23];CONCATENATE([.C23];&quot; / &quot;;[.E2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24]=&quot;&quot;;[.C24];CONCATENATE([.C24];&quot; / &quot;;[.E2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9" table:formula="of:=IF([.E25]=&quot;&quot;;[.C25];CONCATENATE([.C25];&quot; / &quot;;[.E2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6]=&quot;&quot;;[.C26];CONCATENATE([.C26];&quot; / &quot;;[.E2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27]=&quot;&quot;;[.C27];CONCATENATE([.C27];&quot; / &quot;;[.E2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9" table:formula="of:=IF([.E29]=&quot;&quot;;[.C29];CONCATENATE([.C29];&quot; / &quot;;[.E2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0]=&quot;&quot;;[.C30];CONCATENATE([.C30];&quot; / &quot;;[.E3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9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90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9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2020/09/10</text:date>, <text:time>09:34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9-10T09:34:20.65</dc:date>
    <dc:creator>iwabuchi ken</dc:creator>
    <meta:editing-duration>P25DT7H49M15S</meta:editing-duration>
    <meta:editing-cycles>9589</meta:editing-cycles>
    <meta:document-statistic meta:table-count="1" meta:cell-count="472" meta:object-count="0"/>
  </office:meta>
</office:document-meta>
</file>